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, 'Times New Roman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bold" officeooo:rsid="00050536" officeooo:paragraph-rsid="00050536" style:font-size-asian="10.5pt" style:font-size-complex="12pt"/>
    </style:style>
    <style:style style:name="P2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normal" officeooo:rsid="00050536" officeooo:paragraph-rsid="00050536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normal" officeooo:rsid="0006d74d" officeooo:paragraph-rsid="0006d74d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06d74d"/>
    </style:style>
    <style:style style:name="P5" style:family="paragraph" style:parent-style-name="Heading_20_2">
      <style:text-properties fo:font-variant="normal" fo:text-transform="none" fo:color="#222222" style:font-name="Bitstream Vera Serif" fo:font-size="12pt" fo:letter-spacing="normal" fo:font-style="normal" fo:font-weight="normal" officeooo:rsid="00050536" officeooo:paragraph-rsid="00050536" style:font-size-asian="10.5pt" style:font-weight-asian="normal" style:font-size-complex="12pt" style:font-weight-complex="normal"/>
    </style:style>
    <style:style style:name="T1" style:family="text">
      <style:text-properties officeooo:rsid="0006d74d"/>
    </style:style>
    <style:style style:name="T2" style:family="text">
      <style:text-properties fo:font-variant="normal" fo:text-transform="none" fo:color="#222222" style:font-name="Bitstream Vera Serif" fo:font-size="12pt" fo:letter-spacing="normal" fo:font-style="normal" fo:font-weight="normal" officeooo:rsid="00050536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Bitstream Vera Serif" fo:font-size="12pt" fo:letter-spacing="normal" fo:font-style="normal" fo:font-weight="normal" officeooo:rsid="0006d74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Bitstream Vera Serif" fo:font-size="12pt" fo:letter-spacing="normal" fo:font-style="normal" fo:font-weight="normal" officeooo:rsid="0007d2ad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Bitstream Vera Serif" fo:font-size="12pt" fo:letter-spacing="normal" fo:font-style="normal" fo:font-weight="normal" officeooo:rsid="00094c84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22222" style:font-name="Bitstream Vera Serif" fo:font-size="12pt" fo:letter-spacing="normal" fo:font-style="normal" fo:font-weight="normal" officeooo:rsid="0009e5ac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Bitstream Vera Serif" fo:font-size="12pt" fo:letter-spacing="normal" fo:font-style="normal" fo:font-weight="normal" officeooo:rsid="000ae2a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To whom it may concern,</text:h>
      <text:p text:style-name="P2"><text:tab/>My name is Marissa du Bois and I saw your listing for the IT Support Engineer position on craigslist. I have a broad range of technical experience and knowledge that I believe would be of benefit to your organization. I currently work <text:span text:style-name="T1">remotely</text:span> as a programmer analyst for the wine and timber industries <text:span text:style-name="T1">for a company based in Walla Walla, Washington</text:span>. I am seeking a position closer to home with a more structured environment and room for advancement.</text:p>
      <text:p text:style-name="P4"><text:span text:style-name="T2"><text:tab/>In my current role </text:span><text:span text:style-name="T3">as a programmer analyst </text:span><text:span text:style-name="T2">I have a range of responsibilities. I do everything from designing and developing software features, to server administration, and </text:span><text:span text:style-name="T3">end-user tech</text:span><text:span text:style-name="T2"> support. I have experience developing on and supporting full-stack Microsoft environments. In my prior role as a Help Desk Technician I was responsible for deployment and repair of hardware and peripherals for a large sized corporation with a call center </text:span><text:span text:style-name="T3">of over five-hundred people</text:span><text:span text:style-name="T2">. In addition to development and support I have experience with </text:span><text:span text:style-name="T7">telecommunication</text:span><text:span text:style-name="T2"> administration, </text:span><text:span text:style-name="T3">intranet administration, Windows scripting, Server administration, and </text:span><text:span text:style-name="T5">multiple programming </text:span><text:span text:style-name="T7">languages</text:span><text:span text:style-name="T5"> including </text:span><text:span text:style-name="T3">C#/.Net</text:span><text:span text:style-name="T2">. </text:span><text:span text:style-name="T3">I have excellent communication skills, I'm detail oriented, and self-motivated. </text:span></text:p>
      <text:p text:style-name="P4"><text:span text:style-name="T3"><text:tab/>I have attached a copy of my most recent resume for your consideration. </text:span><text:span text:style-name="T4">In add</text:span><text:span text:style-name="T5">i</text:span><text:span text:style-name="T4">tion, I</text:span><text:span text:style-name="T3"> have a small portfolio of various personal projects </text:span><text:span text:style-name="T4">that </text:span><text:span text:style-name="T3">I have developed </text:span><text:a xlink:type="simple" xlink:href="http://www.galacticsoft.net/frmPortfolio.php">here</text:a>. <text:span text:style-name="T1">I look forward to discussing this or other positions with you further.</text:span></text:p>
      <text:p text:style-name="P3">Thank you,</text:p>
      <text:p text:style-name="P3">Marissa du Bois<text:line-break/>206-550-1253<text:line-break/>marissa@galacticsoft.net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erif" svg:font-family="'Bitstream Vera Serif', 'Times New Roman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18:00.554000000</meta:creation-date>
    <dc:date>2015-01-28T21:59:06.177000000</dc:date>
    <meta:editing-duration>PT8M24S</meta:editing-duration>
    <meta:editing-cycles>4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6" meta:word-count="238" meta:character-count="1545" meta:non-whitespace-character-count="1309"/>
  </office:meta>
</office:document-meta>
</file>